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top="0cm" fo:margin-bottom="0cm" style:contextual-spacing="false" fo:text-indent="0cm" style:auto-text-indent="false"/>
    </style:style>
    <style:style style:name="P15" style:family="paragraph" style:parent-style-name="Text_20_body" style:list-style-name="L4">
      <style:paragraph-properties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5">
      <style:paragraph-properties fo:margin-top="0cm" fo:margin-bottom="0cm" style:contextual-spacing="false" fo:text-indent="0cm" style:auto-text-indent="false"/>
    </style:style>
    <style:style style:name="P18" style:family="paragraph" style:parent-style-name="Text_20_body" style:list-style-name="L5">
      <style:paragraph-properties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6">
      <style:paragraph-properties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 <text:span text:style-name="Strong_20_Emphasis">Flexible Box Module (Flexbox)</text:span> é um módulo do CSS criado para facilitar a criação de layouts <text:span text:style-name="Strong_20_Emphasis">flexíveis e responsivos</text:span>, principalmente em telas menores como celulares 📱.</text:p>
      <text:p text:style-name="P4">Vou te explicar de forma clara e direta:</text:p>
      <text:p text:style-name="Horizontal_20_Line"/>
      <text:h text:style-name="P1" text:outline-level="2">📦 O que é o Flexible Box Module?</text:h>
      <text:p text:style-name="P4">É um modelo de layout do CSS que permite:</text:p>
      <text:list text:style-name="L1">
        <text:list-item>
          <text:p text:style-name="P5">alinhar elementos facilmente</text:p>
        </text:list-item>
        <text:list-item>
          <text:p text:style-name="P6">distribuir espaço entre itens</text:p>
        </text:list-item>
        <text:list-item>
          <text:p text:style-name="P7">adaptar o layout automaticamente</text:p>
        </text:list-item>
      </text:list>
      <text:p text:style-name="P4">👉 Ele funciona com a ideia de:</text:p>
      <text:list text:style-name="L2">
        <text:list-item>
          <text:p text:style-name="P8"><text:span text:style-name="Strong_20_Emphasis">container (pai)</text:span></text:p>
        </text:list-item>
        <text:list-item>
          <text:p text:style-name="P9"><text:span text:style-name="Strong_20_Emphasis">itens (filhos)</text:span></text:p>
        </text:list-item>
      </text:list>
      <text:p text:style-name="Horizontal_20_Line"/>
      <text:h text:style-name="P1" text:outline-level="2">🧱 Estrutura básica</text:h>
      <text:h text:style-name="P2" text:outline-level="3">🔹 Container (pai)</text:h>
      <text:section text:style-name="Sect1" text:name="code-block-viewer">
        <text:p text:style-name="P3">.container {</text:p>
        <text:p text:style-name="Preformatted_20_Text"><text:s text:c="2"/>display: flex;</text:p>
        <text:p text:style-name="Preformatted_20_Text">}</text:p>
      </text:section>
      <text:h text:style-name="P2" text:outline-level="3">🔹 Itens (filhos)</text:h>
      <text:p text:style-name="P4">Tudo dentro do container vira um item flexível.</text:p>
      <text:p text:style-name="Horizontal_20_Line"/>
      <text:h text:style-name="P1" text:outline-level="2">🔑 Conceitos principais</text:h>
      <text:h text:style-name="P2" text:outline-level="3">1. 📐 Eixo principal (main axis)</text:h>
      <text:p text:style-name="P4">Define a direção dos elementos:</text:p>
      <text:section text:style-name="Sect1" text:name="Section1">
        <text:p text:style-name="P3"><text:bookmark text:name="code-block-viewer"/>flex-direction: row; <text:s text:c="3"/>/* linha (padrão) */</text:p>
        <text:p text:style-name="Preformatted_20_Text">flex-direction: column; /* coluna (mobile) */</text:p>
      </text:section>
      <text:p text:style-name="Horizontal_20_Line"/>
      <text:h text:style-name="P2" text:outline-level="3">2. 📏 Alinhamento no eixo principal</text:h>
      <text:section text:style-name="Sect1" text:name="Section2">
        <text:p text:style-name="P3"><text:bookmark text:name="code-block-viewer Copy 1"/>justify-content: center;</text:p>
      </text:section>
      <text:p text:style-name="P4">Outros valores:</text:p>
      <text:list text:style-name="L3">
        <text:list-item>
          <text:p text:style-name="P10"><text:span text:style-name="Source_20_Text">flex-start</text:span></text:p>
        </text:list-item>
        <text:list-item>
          <text:p text:style-name="P11"><text:span text:style-name="Source_20_Text">flex-end</text:span></text:p>
        </text:list-item>
        <text:list-item>
          <text:p text:style-name="P11"><text:span text:style-name="Source_20_Text">space-between</text:span></text:p>
        </text:list-item>
        <text:list-item>
          <text:p text:style-name="P12"><text:span text:style-name="Source_20_Text">space-around</text:span></text:p>
        </text:list-item>
      </text:list>
      <text:p text:style-name="Horizontal_20_Line"/>
      <text:h text:style-name="P2" text:outline-level="3"><text:soft-page-break/>3. 📍 Alinhamento no eixo cruzado</text:h>
      <text:section text:style-name="Sect1" text:name="Section3">
        <text:p text:style-name="P3"><text:bookmark text:name="code-block-viewer Copy 2"/>align-items: center;</text:p>
      </text:section>
      <text:p text:style-name="Horizontal_20_Line"/>
      <text:h text:style-name="P2" text:outline-level="3">4. 🔄 Quebra de linha</text:h>
      <text:section text:style-name="Sect1" text:name="Section4">
        <text:p text:style-name="P3"><text:bookmark text:name="code-block-viewer Copy 3"/>flex-wrap: wrap;</text:p>
      </text:section>
      <text:p text:style-name="P4">👉 Permite que os itens “quebrem” linha se faltar espaço</text:p>
      <text:p text:style-name="Horizontal_20_Line"/>
      <text:h text:style-name="P2" text:outline-level="3">5. 📦 Espaçamento</text:h>
      <text:section text:style-name="Sect1" text:name="Section5">
        <text:p text:style-name="P3"><text:bookmark text:name="code-block-viewer Copy 4"/>gap: 10px;</text:p>
      </text:section>
      <text:p text:style-name="Horizontal_20_Line"/>
      <text:h text:style-name="P1" text:outline-level="2">🎯 Propriedades dos itens (filhos)</text:h>
      <text:h text:style-name="P2" text:outline-level="3">🔹 Crescimento</text:h>
      <text:section text:style-name="Sect1" text:name="Section6">
        <text:p text:style-name="P3"><text:bookmark text:name="code-block-viewer Copy 5"/>flex-grow: 1;</text:p>
      </text:section>
      <text:p text:style-name="P4">👉 O item cresce para ocupar espaço disponível</text:p>
      <text:p text:style-name="Horizontal_20_Line"/>
      <text:h text:style-name="P2" text:outline-level="3">🔹 Encolhimento</text:h>
      <text:section text:style-name="Sect1" text:name="Section7">
        <text:p text:style-name="P3"><text:bookmark text:name="code-block-viewer Copy 6"/>flex-shrink: 1;</text:p>
      </text:section>
      <text:p text:style-name="Horizontal_20_Line"/>
      <text:h text:style-name="P2" text:outline-level="3">🔹 Tamanho base</text:h>
      <text:section text:style-name="Sect1" text:name="Section8">
        <text:p text:style-name="P3"><text:bookmark text:name="code-block-viewer Copy 7"/>flex-basis: 100px;</text:p>
      </text:section>
      <text:p text:style-name="Horizontal_20_Line"/>
      <text:h text:style-name="P2" text:outline-level="3">🔹 Atalho (shorthand)</text:h>
      <text:section text:style-name="Sect1" text:name="Section9">
        <text:p text:style-name="P3"><text:bookmark text:name="code-block-viewer Copy 8"/>flex: 1;</text:p>
      </text:section>
      <text:p text:style-name="P4">👉 Equivale a:</text:p>
      <text:section text:style-name="Sect1" text:name="Section10">
        <text:p text:style-name="P3"><text:bookmark text:name="code-block-viewer Copy 9"/>flex: 1 1 0;</text:p>
      </text:section>
      <text:p text:style-name="Horizontal_20_Line"/>
      <text:h text:style-name="P1" text:outline-level="2">📱 Por que o Flexbox é importante?</text:h>
      <text:p text:style-name="P4">Antes dele, era difícil fazer layouts com:</text:p>
      <text:list text:style-name="L4">
        <text:list-item>
          <text:p text:style-name="P13">centralização vertical 😵</text:p>
        </text:list-item>
        <text:list-item>
          <text:p text:style-name="P14">responsividade 😵</text:p>
        </text:list-item>
        <text:list-item>
          <text:p text:style-name="P15">alinhamento simples 😵</text:p>
        </text:list-item>
      </text:list>
      <text:p text:style-name="P4">👉 Com Flexbox:</text:p>
      <text:list text:style-name="L5">
        <text:list-item>
          <text:p text:style-name="P16">tudo fica mais simples</text:p>
        </text:list-item>
        <text:list-item>
          <text:p text:style-name="P17">funciona muito bem no mobile</text:p>
        </text:list-item>
        <text:list-item>
          <text:p text:style-name="P18">reduz código</text:p>
        </text:list-item>
      </text:list>
      <text:p text:style-name="Horizontal_20_Line"><text:soft-page-break/></text:p>
      <text:h text:style-name="P1" text:outline-level="2">💡 Exemplo prático</text:h>
      <text:section text:style-name="Sect1" text:name="Section11">
        <text:p text:style-name="P3"><text:bookmark text:name="code-block-viewer Copy 10"/>.container {</text:p>
        <text:p text:style-name="Preformatted_20_Text"><text:s text:c="2"/>display: flex;</text:p>
        <text:p text:style-name="Preformatted_20_Text"><text:s text:c="2"/>justify-content: center;</text:p>
        <text:p text:style-name="Preformatted_20_Text"><text:s text:c="2"/>align-items: center;</text:p>
        <text:p text:style-name="Preformatted_20_Text"><text:s text:c="2"/>height: 100vh;</text:p>
        <text:p text:style-name="Preformatted_20_Text">}</text:p>
      </text:section>
      <text:p text:style-name="P4">👉 Isso centraliza qualquer coisa no meio da tela (horizontal + vertical)</text:p>
      <text:p text:style-name="Horizontal_20_Line"/>
      <text:h text:style-name="P1" text:outline-level="2">🧠 Resumo fácil</text:h>
      <text:list text:style-name="L6">
        <text:list-item>
          <text:p text:style-name="P19">Flexbox = layout flexível</text:p>
        </text:list-item>
        <text:list-item>
          <text:p text:style-name="P20">Pai → <text:span text:style-name="Source_20_Text">display: flex</text:span></text:p>
        </text:list-item>
        <text:list-item>
          <text:p text:style-name="P20">Controla direção, alinhamento e espaço</text:p>
        </text:list-item>
        <text:list-item>
          <text:p text:style-name="P21">Ideal para mobile 📱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9:01:03.481323668</meta:creation-date>
    <dc:date>2026-03-31T19:01:45.945753175</dc:date>
    <meta:editing-duration>PT43S</meta:editing-duration>
    <meta:editing-cycles>1</meta:editing-cycles>
    <meta:document-statistic meta:table-count="0" meta:image-count="0" meta:object-count="0" meta:page-count="3" meta:paragraph-count="70" meta:word-count="305" meta:character-count="1760" meta:non-whitespace-character-count="1531"/>
    <meta:generator>1Doc/1.5.0.$MacOSX_X86_64 LibreOffice_project/2f9b6e7260225c6c2c1401d17cb7be8dc4e3347b</meta:generator>
  </office:meta>
</office:document-meta>
</file>